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3pt" style:font-size-asian="13pt" style:font-name-complex="XB Zar" style:font-size-complex="13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96pt" style:font-size-asian="96pt" style:font-name-complex="XB Zar" style:font-size-complex="96pt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fo:break-before="page" style:writing-mode="rl-tb"/>
      <style:text-properties fo:font-size="13pt" style:font-size-asian="13pt" style:font-name-complex="XB Zar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فصل سوم</text:p>
      <text:p text:style-name="P1">۳- آشنایی با میزکار Gnom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7-09T11:39:34</dc:date>
    <dc:creator>Mostafa Moradian</dc:creator>
    <meta:editing-duration>PT3H44M48S</meta:editing-duration>
    <meta:editing-cycles>39</meta:editing-cycles>
    <meta:generator>LibreOffice/3.3$Linux LibreOffice_project/330m19$Build-202</meta:generator>
    <meta:document-statistic meta:table-count="0" meta:image-count="0" meta:object-count="0" meta:page-count="2" meta:paragraph-count="2" meta:word-count="8" meta:character-count="32"/>
  </office:meta>
</office:document-meta>
</file>